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itle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新手指南</text:h>
      <text:p text:style-name="First_20_paragraph">本指南将介绍如何逐步开始参与OpenStreetMap。你将学到如何创建账号、如何使用基本的地图编辑软件，后续章节中还将学习如何外出采集用于地图的信息。协作章节则介绍了<text:a xlink:type="simple" xlink:href="../../../../../en/coordination/" text:style-name="Internet_20_link" text:visited-style-name="Visited_20_Internet_20_Link"><text:span text:style-name="Definition">人道主义OSM团队远程制图</text:span></text:a>的信息。</text:p>
      <text:p text:style-name="P2"><text:s/>2015-07-12日修订</text:p>
      <text:p text:style-name="First_20_paragraph">入门</text:p>
      <text:list xml:id="list8222477993333605960" text:style-name="L3">
        <text:list-item>
          <text:p text:style-name="P6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6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6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a xlink:type="simple" xlink:href="http://creativecommons.org/publicdomain/zero/1.0/" text:style-name="Internet_20_link" text:visited-style-name="Visited_20_Internet_20_Link"><text:span text:style-name="Definition"><text:span text:style-name="T1">CC0</text:span></text:span></text:a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01-09T10:21:54.345326157</dc:date>
    <dc:creator>Nick Allen</dc:creator>
    <meta:editing-duration>PT22S</meta:editing-duration>
    <meta:editing-cycles>1</meta:editing-cycles>
    <meta:document-statistic meta:table-count="0" meta:image-count="0" meta:object-count="0" meta:page-count="1" meta:paragraph-count="11" meta:word-count="113" meta:character-count="217" meta:non-whitespace-character-count="208"/>
    <meta:generator>LibreOffice/5.0.3.2$Linux_X86_64 LibreOffice_project/00m0$Build-2</meta:generator>
  </office:meta>
</office:document-meta>
</file>